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1d75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6f9d4"/>
    </style:style>
    <style:style style:name="ce5" style:family="table-cell" style:parent-style-name="Default">
      <style:table-cell-properties fo:background-color="#e0c2cd"/>
    </style:style>
    <style:style style:name="ce6" style:family="table-cell" style:parent-style-name="Default">
      <style:map style:condition="cell-content()&lt;0" style:apply-style-name="Bad" style:base-cell-address="Sheet1.I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NUESTRO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table:number-columns-repeated="7"/>
          <table:table-cell table:formula="of:=[.H3]-[.H19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table:number-columns-repeated="7"/>
          <table:table-cell table:formula="of:=[.H4]-[.H20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table:number-columns-repeated="7"/>
          <table:table-cell table:formula="of:=[.H5]-[.H21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table:number-columns-repeated="7"/>
          <table:table-cell table:formula="of:=[.H6]-[.H2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table:number-columns-repeated="7"/>
          <table:table-cell table:formula="of:=[.H7]-[.H23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table:number-columns-repeated="7"/>
          <table:table-cell table:formula="of:=[.H8]-[.H24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table:number-columns-repeated="7"/>
          <table:table-cell table:formula="of:=[.H9]-[.H25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7"/>
          <table:table-cell table:formula="of:=[.H10]-[.H26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table:number-columns-repeated="7"/>
          <table:table-cell table:formula="of:=[.H11]-[.H27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table:number-columns-repeated="7"/>
          <table:table-cell table:formula="of:=[.H12]-[.H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trees: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leaves:255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LIGHTGBM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/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table:number-columns-repeated="2" office:value-type="float" office:value="0.9882" calcext:value-type="float">
            <text:p>0.9882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9862" calcext:value-type="float">
            <text:p>0.986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9194" calcext:value-type="float">
            <text:p>0.9194</text:p>
          </table:table-cell>
          <table:table-cell table:number-columns-repeated="2" office:value-type="float" office:value="0.9516" calcext:value-type="float">
            <text:p>0.9516</text:p>
          </table:table-cell>
          <table:table-cell office:value-type="float" office:value="0.871" calcext:value-type="float">
            <text:p>0.871</text:p>
          </table:table-cell>
          <table:table-cell office:value-type="float" office:value="0.8871" calcext:value-type="float">
            <text:p>0.887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8033" calcext:value-type="float">
            <text:p>0.8033</text:p>
          </table:table-cell>
          <table:table-cell table:number-columns-repeated="3" office:value-type="float" office:value="0.8361" calcext:value-type="float">
            <text:p>0.8361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8361" calcext:value-type="float">
            <text:p>0.836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597" calcext:value-type="float">
            <text:p>0.7597</text:p>
          </table:table-cell>
          <table:table-cell office:value-type="float" office:value="0.7922" calcext:value-type="float">
            <text:p>0.7922</text:p>
          </table:table-cell>
          <table:table-cell table:number-columns-repeated="2" office:value-type="float" office:value="0.7662" calcext:value-type="float">
            <text:p>0.7662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403" calcext:value-type="float">
            <text:p>0.74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table:number-columns-repeated="3" office:value-type="float" office:value="0.985" calcext:value-type="float">
            <text:p>0.98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725" calcext:value-type="float">
            <text:p>0.972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386" calcext:value-type="float">
            <text:p>0.9386</text:p>
          </table:table-cell>
          <table:table-cell table:number-columns-repeated="2" office:value-type="float" office:value="0.9474" calcext:value-type="float">
            <text:p>0.9474</text:p>
          </table:table-cell>
          <table:table-cell office:value-type="float" office:value="0.9912" calcext:value-type="float">
            <text:p>0.9912</text:p>
          </table:table-cell>
          <table:table-cell table:number-columns-repeated="2" office:value-type="float" office:value="0.9737" calcext:value-type="float">
            <text:p>0.973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651" calcext:value-type="float">
            <text:p>0.9651</text:p>
          </table:table-cell>
          <table:table-cell office:value-type="float" office:value="0.9605" calcext:value-type="float">
            <text:p>0.9605</text:p>
          </table:table-cell>
          <table:table-cell office:value-type="float" office:value="0.9558" calcext:value-type="float">
            <text:p>0.9558</text:p>
          </table:table-cell>
          <table:table-cell office:value-type="float" office:value="0.9488" calcext:value-type="float">
            <text:p>0.9488</text:p>
          </table:table-cell>
          <table:table-cell table:number-columns-repeated="2" office:value-type="float" office:value="0.9628" calcext:value-type="float">
            <text:p>0.962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office:value-type="float" office:value="0.8638" calcext:value-type="float">
            <text:p>0.8638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learning_rate: 0.1, num_leaves: 255, num_trees : 32, feature_fraction: 0.8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 calcext:value-type="string">
            <text:p>SoA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I1:Sheet1.I1048576">
            <calcext:condition calcext:apply-style-name="Bad" calcext:value="&lt;0" calcext:base-cell-address="Sheet1.I1"/>
          </calcext:conditional-format>
          <calcext:conditional-format calcext:target-range-address="Sheet1.I1:Sheet1.I1048576">
            <calcext:condition calcext:apply-style-name="Good" calcext:value="&gt;0" calcext:base-cell-address="Sheet1.I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09:35:54.8274895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2:34:15.682136088</meta:creation-date>
    <dc:date>2024-11-22T09:55:19.681580790</dc:date>
    <meta:editing-duration>PT55M45S</meta:editing-duration>
    <meta:editing-cycles>7</meta:editing-cycles>
    <meta:generator>LibreOffice/24.2.6.2$Linux_X86_64 LibreOffice_project/420$Build-2</meta:generator>
    <meta:document-statistic meta:table-count="1" meta:cell-count="118" meta:object-count="0"/>
  </office:meta>
</office:document-meta>
</file>